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ЕТ (система электронного тестирования)</text:p>
      <text:p text:style-name="P1"><text:tab/>СЕТ позволяет создавать собственные тесты различной длины по одному из нескольких доступных шаблонов, а также проходить эти тесты, результаты которых вносятся в отдельную таблицу БД результатов. Результаты можно просмотреть в самой программ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3T12:42:18.84</meta:creation-date>
    <meta:document-statistic meta:table-count="0" meta:image-count="0" meta:object-count="0" meta:page-count="1" meta:paragraph-count="2" meta:word-count="36" meta:character-count="282"/>
    <dc:date>2021-10-23T13:25:58.18</dc:date>
    <meta:editing-duration>PT13M8S</meta:editing-duration>
    <meta:editing-cycles>1</meta:editing-cycles>
    <meta:generator>OpenOffice/4.1.11$Win32 OpenOffice.org_project/4111m1$Build-9808</meta:generator>
  </office:meta>
</office:document-meta>
</file>